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Sum.execute( SampleResult previousResult , Sampler currentSamp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Sum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Sum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Sum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Sum.IntS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